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2" style:family="paragraph" style:parent-style-name="Text_20_body">
      <style:paragraph-properties fo:margin-top="0cm" fo:margin-bottom="0cm" fo:orphans="2" fo:widows="2"/>
      <style:text-properties fo:font-variant="normal" fo:text-transform="none" fo:color="#009933" style:font-name="apple-system" fo:font-size="12pt" fo:letter-spacing="normal" fo:font-style="normal" fo:font-weight="normal"/>
    </style:style>
    <style:style style:name="P3" style:family="paragraph" style:parent-style-name="Text_20_body">
      <style:paragraph-properties fo:margin-top="0cm" fo:margin-bottom="0cm" fo:orphans="2" fo:widows="2"/>
      <style:text-properties fo:font-variant="normal" fo:text-transform="none" fo:color="#ffcc00" style:font-name="apple-system" fo:font-size="12pt" fo:letter-spacing="normal" fo:font-style="normal" fo:font-weight="normal"/>
    </style:style>
    <style:style style:name="P4" style:family="paragraph" style:parent-style-name="Text_20_body">
      <style:paragraph-properties fo:margin-top="0cm" fo:margin-bottom="0cm" fo:orphans="2" fo:widows="2"/>
      <style:text-properties fo:font-variant="normal" fo:text-transform="none" fo:color="#cc3300" style:font-name="apple-system" fo:font-size="12pt" fo:letter-spacing="normal" fo:font-style="normal" fo:font-weight="normal"/>
    </style:style>
    <style:style style:name="P5" style:family="paragraph" style:parent-style-name="Text_20_body">
      <style:paragraph-properties fo:margin-top="0cm" fo:margin-bottom="0cm" fo:orphans="2" fo:widows="2"/>
      <style:text-properties fo:font-variant="normal" fo:text-transform="none" fo:color="#cc0000" style:font-name="apple-system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1-In the details page was needed to create a reusable component for Table, but for time reasons was not possible.</text:p>
      <text:p text:style-name="P5"/>
      <text:p text:style-name="P5">2-Also for Moves in details page are a lot of data in some cases, and using pagination will be good.</text:p>
      <text:p text:style-name="P1"/>
      <text:p text:style-name="P2">+3-In the Pokemons list we need to show a message when no data, and to hide paginations.</text:p>
      <text:p text:style-name="P2"/>
      <text:p text:style-name="P2">+4-To add a spinner on Pokemons data load and in pokemon details page</text:p>
      <text:p text:style-name="P1"/>
      <text:p text:style-name="P2">+5-To add a NotFound page if the user type a wrong url.</text:p>
      <text:p text:style-name="P1"/>
      <text:p text:style-name="P4">6-Also Is good to write some unit tests for each component.</text:p>
      <text:p text:style-name="P1"/>
      <text:p text:style-name="P2">+7-To show any message if any error happens during data fetch.</text:p>
      <text:p text:style-name="P1"/>
      <text:p text:style-name="P2">+8-Also to put the pagination in a separate component</text:p>
      <text:p text:style-name="P1"/>
      <text:p text:style-name="P2">+9-Don't call getPokemonById in pokemons list but just do some modifications for the url to get image url.</text:p>
      <text:p text:style-name="P1">response.data.results.map((item: {name: string, url: string}) =&gt; {</text:p>
      <text:p text:style-name="P1"><text:s text:c="10"/>const path = (item.url.replace(BASE_URL, "")).slice(0, -1);</text:p>
      <text:p text:style-name="P1"><text:s text:c="10"/>item.url = `https://raw.githubusercontent.com/PokeAPI/sprites/master/sprites/${path}.png`</text:p>
      <text:p text:style-name="P1"><text:s text:c="10"/>//getPokemonDetails(path)</text:p>
      <text:p text:style-name="P1"><text:s text:c="8"/>})</text:p>
      <text:p text:style-name="P1"><text:s text:c="8"/>setCurrentItems(prevItems =&gt; {</text:p>
      <text:p text:style-name="P1"><text:s text:c="10"/>return prevItems.concat(response.data.results)</text:p>
      <text:p text:style-name="P1"><text:s text:c="8"/>})</text:p>
      <text:p text:style-name="P1"/>
      <text:p text:style-name="P1">But this is like a hard code and causes problems if changed the image path.</text:p>
      <text:p text:style-name="P1"/>
      <text:p text:style-name="P3">+10-Add react-bootstrap for responsive part</text:p>
      <text:p text:style-name="P2">+11-Fixes in the UI part to show four items per row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21T16:41:35.71</meta:creation-date>
    <dc:date>2022-02-22T09:36:35.92</dc:date>
    <meta:editing-duration>PT16H39M49S</meta:editing-duration>
    <meta:editing-cycles>2</meta:editing-cycles>
    <meta:generator>OpenOffice/4.1.11$Win32 OpenOffice.org_project/4111m1$Build-9808</meta:generator>
    <meta:document-statistic meta:table-count="0" meta:image-count="0" meta:object-count="0" meta:page-count="1" meta:paragraph-count="20" meta:word-count="186" meta:character-count="1257"/>
  </office:meta>
</office:document-meta>
</file>